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50.3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EQWIDTH,AOD_PKS0232-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w (mA)</text:p>
          </table:table-cell>
          <table:table-cell table:style-name="ce1" office:value-type="string" calcext:value-type="string">
            <text:p>sigma_w (mA)</text:p>
          </table:table-cell>
          <table:table-cell table:style-name="ce1" office:value-type="string" calcext:value-type="string">
            <text:p>b (km/s)</text:p>
          </table:table-cell>
          <table:table-cell table:style-name="ce1" office:value-type="string" calcext:value-type="string">
            <text:p>sigma_b (km/s)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v(km/s)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"H I 1215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H I 1025 <text:s text:c="2"/>"</text:p>
          </table:table-cell>
          <table:table-cell office:value-type="float" office:value="592.761" calcext:value-type="float">
            <text:p>592.761</text:p>
          </table:table-cell>
          <table:table-cell office:value-type="float" office:value="33.6207" calcext:value-type="float">
            <text:p>33.6207</text:p>
          </table:table-cell>
          <table:table-cell table:number-columns-repeated="2"/>
          <table:table-cell office:value-type="float" office:value="15.14" calcext:value-type="float">
            <text:p>15.1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"[-200,20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office:value-type="string" calcext:value-type="string">
            <text:p>"H I 972 <text:s text:c="3"/>"</text:p>
          </table:table-cell>
          <table:table-cell office:value-type="float" office:value="570.755" calcext:value-type="float">
            <text:p>570.755</text:p>
          </table:table-cell>
          <table:table-cell office:value-type="float" office:value="14.3289" calcext:value-type="float">
            <text:p>14.3289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"[-200,20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office:value-type="string" calcext:value-type="string">
            <text:p>"H I 949 <text:s text:c="3"/>"</text:p>
          </table:table-cell>
          <table:table-cell office:value-type="float" office:value="419.07" calcext:value-type="float">
            <text:p>419.07</text:p>
          </table:table-cell>
          <table:table-cell office:value-type="float" office:value="14.6077" calcext:value-type="float">
            <text:p>14.6077</text:p>
          </table:table-cell>
          <table:table-cell table:number-columns-repeated="2"/>
          <table:table-cell office:value-type="float" office:value="15.98" calcext:value-type="float">
            <text:p>15.98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"[-200,20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office:value-type="string" calcext:value-type="string">
            <text:p>"H I 937 <text:s text:c="3"/>"</text:p>
          </table:table-cell>
          <table:table-cell office:value-type="float" office:value="440.998" calcext:value-type="float">
            <text:p>440.998</text:p>
          </table:table-cell>
          <table:table-cell office:value-type="float" office:value="11.9924" calcext:value-type="float">
            <text:p>11.9924</text:p>
          </table:table-cell>
          <table:table-cell table:number-columns-repeated="2"/>
          <table:table-cell office:value-type="float" office:value="16.24" calcext:value-type="float">
            <text:p>16.2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"[-150,15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office:value-type="string" calcext:value-type="string">
            <text:p>"H I 930 <text:s text:c="3"/>"</text:p>
          </table:table-cell>
          <table:table-cell office:value-type="float" office:value="311.358" calcext:value-type="float">
            <text:p>311.358</text:p>
          </table:table-cell>
          <table:table-cell office:value-type="float" office:value="19.2658" calcext:value-type="float">
            <text:p>19.2658</text:p>
          </table:table-cell>
          <table:table-cell table:number-columns-repeated="2"/>
          <table:table-cell office:value-type="float" office:value="16.27" calcext:value-type="float">
            <text:p>16.2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"[-150,15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office:value-type="string" calcext:value-type="string">
            <text:p>"H I 926 <text:s text:c="3"/>"</text:p>
          </table:table-cell>
          <table:table-cell office:value-type="float" office:value="336.861" calcext:value-type="float">
            <text:p>336.861</text:p>
          </table:table-cell>
          <table:table-cell office:value-type="float" office:value="17.0736" calcext:value-type="float">
            <text:p>17.0736</text:p>
          </table:table-cell>
          <table:table-cell table:number-columns-repeated="2"/>
          <table:table-cell office:value-type="float" office:value="16.48" calcext:value-type="float">
            <text:p>16.4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23 <text:s text:c="3"/>"</text:p>
          </table:table-cell>
          <table:table-cell office:value-type="float" office:value="290.541" calcext:value-type="float">
            <text:p>290.541</text:p>
          </table:table-cell>
          <table:table-cell office:value-type="float" office:value="15.2659" calcext:value-type="float">
            <text:p>15.2659</text:p>
          </table:table-cell>
          <table:table-cell table:number-columns-repeated="2"/>
          <table:table-cell office:value-type="float" office:value="16.58" calcext:value-type="float">
            <text:p>16.5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20 <text:s text:c="3"/>"</text:p>
          </table:table-cell>
          <table:table-cell office:value-type="float" office:value="235.835" calcext:value-type="float">
            <text:p>235.835</text:p>
          </table:table-cell>
          <table:table-cell office:value-type="float" office:value="15.2083" calcext:value-type="float">
            <text:p>15.2083</text:p>
          </table:table-cell>
          <table:table-cell table:number-columns-repeated="2"/>
          <table:table-cell office:value-type="float" office:value="16.63" calcext:value-type="float">
            <text:p>16.6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19 <text:s text:c="3"/>"</text:p>
          </table:table-cell>
          <table:table-cell office:value-type="float" office:value="233.473" calcext:value-type="float">
            <text:p>233.473</text:p>
          </table:table-cell>
          <table:table-cell office:value-type="float" office:value="16.1503" calcext:value-type="float">
            <text:p>16.1503</text:p>
          </table:table-cell>
          <table:table-cell table:number-columns-repeated="2"/>
          <table:table-cell office:value-type="float" office:value="16.64" calcext:value-type="float">
            <text:p>16.6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18 <text:s text:c="3"/>"</text:p>
          </table:table-cell>
          <table:table-cell office:value-type="float" office:value="174.403" calcext:value-type="float">
            <text:p>174.403</text:p>
          </table:table-cell>
          <table:table-cell office:value-type="float" office:value="18.2725" calcext:value-type="float">
            <text:p>18.2725</text:p>
          </table:table-cell>
          <table:table-cell table:number-columns-repeated="2"/>
          <table:table-cell office:value-type="float" office:value="16.62" calcext:value-type="float">
            <text:p>16.6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17 <text:s text:c="3"/>"</text:p>
          </table:table-cell>
          <table:table-cell office:value-type="float" office:value="183.926" calcext:value-type="float">
            <text:p>183.926</text:p>
          </table:table-cell>
          <table:table-cell office:value-type="float" office:value="18.5363" calcext:value-type="float">
            <text:p>18.5363</text:p>
          </table:table-cell>
          <table:table-cell table:number-columns-repeated="2"/>
          <table:table-cell office:value-type="float" office:value="16.73" calcext:value-type="float">
            <text:p>16.7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16.4 <text:s/>"</text:p>
          </table:table-cell>
          <table:table-cell office:value-type="float" office:value="118.949" calcext:value-type="float">
            <text:p>118.949</text:p>
          </table:table-cell>
          <table:table-cell office:value-type="float" office:value="19.0486" calcext:value-type="float">
            <text:p>19.0486</text:p>
          </table:table-cell>
          <table:table-cell table:number-columns-repeated="2"/>
          <table:table-cell office:value-type="float" office:value="16.66" calcext:value-type="float">
            <text:p>16.6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office:value-type="string" calcext:value-type="string">
            <text:p>"H I 915.8 <text:s/>"</text:p>
          </table:table-cell>
          <table:table-cell office:value-type="float" office:value="105.315" calcext:value-type="float">
            <text:p>105.315</text:p>
          </table:table-cell>
          <table:table-cell office:value-type="float" office:value="15.601" calcext:value-type="float">
            <text:p>15.601</text:p>
          </table:table-cell>
          <table:table-cell table:number-columns-repeated="2"/>
          <table:table-cell office:value-type="float" office:value="16.67" calcext:value-type="float">
            <text:p>16.6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"[-50,50]"</text:p>
          </table:table-cell>
          <table:table-cell/>
        </table:table-row>
        <table:table-row table:style-name="ro1">
          <table:table-cell office:value-type="string" calcext:value-type="string">
            <text:p>"H I 914.5 <text:s/>"</text:p>
          </table:table-cell>
          <table:table-cell office:value-type="float" office:value="57.5523" calcext:value-type="float">
            <text:p>57.5523</text:p>
          </table:table-cell>
          <table:table-cell office:value-type="float" office:value="12.4117" calcext:value-type="float">
            <text:p>12.4117</text:p>
          </table:table-cell>
          <table:table-cell table:number-columns-repeated="2"/>
          <table:table-cell office:value-type="float" office:value="16.56" calcext:value-type="float">
            <text:p>16.5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4.2 <text:s/>"</text:p>
          </table:table-cell>
          <table:table-cell office:value-type="float" office:value="53.2618" calcext:value-type="float">
            <text:p>53.2618</text:p>
          </table:table-cell>
          <table:table-cell office:value-type="float" office:value="12.7456" calcext:value-type="float">
            <text:p>12.7456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3.6 <text:s/>"</text:p>
          </table:table-cell>
          <table:table-cell table:number-columns-repeated="2" office:value-type="string" calcext:value-type="string">
            <text:p>&lt; 40.5643</text:p>
          </table:table-cell>
          <table:table-cell table:number-columns-repeated="2"/>
          <table:table-cell table:number-columns-repeated="2" office:value-type="string" calcext:value-type="string">
            <text:p>&lt; 16.57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3.4 <text:s/>"</text:p>
          </table:table-cell>
          <table:table-cell table:number-columns-repeated="2" office:value-type="string" calcext:value-type="string">
            <text:p>&lt; 41.0959</text:p>
          </table:table-cell>
          <table:table-cell table:number-columns-repeated="2"/>
          <table:table-cell table:number-columns-repeated="2" office:value-type="string" calcext:value-type="string">
            <text:p>&lt; 16.63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3.1 <text:s/>"</text:p>
          </table:table-cell>
          <table:table-cell table:number-columns-repeated="2" office:value-type="string" calcext:value-type="string">
            <text:p>&lt; 42.448</text:p>
          </table:table-cell>
          <table:table-cell table:number-columns-repeated="2"/>
          <table:table-cell table:number-columns-repeated="2" office:value-type="string" calcext:value-type="string">
            <text:p>&lt; 16.81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3.0 <text:s/>"</text:p>
          </table:table-cell>
          <table:table-cell table:number-columns-repeated="2" office:value-type="string" calcext:value-type="string">
            <text:p>&lt; 42.4642</text:p>
          </table:table-cell>
          <table:table-cell table:number-columns-repeated="2"/>
          <table:table-cell table:number-columns-repeated="2" office:value-type="string" calcext:value-type="string">
            <text:p>&lt; 16.86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2.76 "</text:p>
          </table:table-cell>
          <table:table-cell table:number-columns-repeated="2" office:value-type="string" calcext:value-type="string">
            <text:p>&lt; 37.5777</text:p>
          </table:table-cell>
          <table:table-cell table:number-columns-repeated="2"/>
          <table:table-cell table:number-columns-repeated="2" office:value-type="string" calcext:value-type="string">
            <text:p>&lt; 16.94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office:value-type="string" calcext:value-type="string">
            <text:p>"H I 912.6 <text:s/>"</text:p>
          </table:table-cell>
          <table:table-cell table:number-columns-repeated="2" office:value-type="string" calcext:value-type="string">
            <text:p>&lt; 35.3144</text:p>
          </table:table-cell>
          <table:table-cell table:number-columns-repeated="2"/>
          <table:table-cell table:number-columns-repeated="2" office:value-type="string" calcext:value-type="string">
            <text:p>&lt; 17</text:p>
          </table:table-cell>
          <table:table-cell office:value-type="string" calcext:value-type="string">
            <text:p>"[-50,50]"</text:p>
          </table:table-cell>
          <table:table-cell office:value-type="string" calcext:value-type="string">
            <text:p>LL break</text:p>
          </table:table-cell>
        </table:table-row>
        <table:table-row table:style-name="ro1">
          <table:table-cell table:style-name="ce1" office:value-type="string" calcext:value-type="string">
            <text:p>H I</text:p>
          </table:table-cell>
          <table:table-cell table:style-name="ce1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2" calcext:value-type="float">
            <text:p>16.72</text:p>
          </table:table-cell>
          <table:table-cell table:style-name="ce1" office:value-type="float" office:value="0.015" calcext:value-type="float">
            <text:p>0.015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He I 584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He I 537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C II 903.9 "</text:p>
          </table:table-cell>
          <table:table-cell office:value-type="float" office:value="45.0237" calcext:value-type="float">
            <text:p>45.0237</text:p>
          </table:table-cell>
          <table:table-cell office:value-type="float" office:value="7.52127" calcext:value-type="float">
            <text:p>7.52127</text:p>
          </table:table-cell>
          <table:table-cell table:number-columns-repeated="2"/>
          <table:table-cell office:value-type="float" office:value="13.33" calcext:value-type="float">
            <text:p>13.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"[-50,50]"</text:p>
          </table:table-cell>
          <table:table-cell/>
        </table:table-row>
        <table:table-row table:style-name="ro1">
          <table:table-cell office:value-type="string" calcext:value-type="string">
            <text:p>"C II 903.6 "</text:p>
          </table:table-cell>
          <table:table-cell office:value-type="float" office:value="33.1819" calcext:value-type="float">
            <text:p>33.1819</text:p>
          </table:table-cell>
          <table:table-cell office:value-type="float" office:value="7.47525" calcext:value-type="float">
            <text:p>7.47525</text:p>
          </table:table-cell>
          <table:table-cell table:number-columns-repeated="2"/>
          <table:table-cell office:value-type="float" office:value="13.49" calcext:value-type="float">
            <text:p>13.4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"[-50,50]"</text:p>
          </table:table-cell>
          <table:table-cell/>
        </table:table-row>
        <table:table-row table:style-name="ro1">
          <table:table-cell office:value-type="string" calcext:value-type="string">
            <text:p>"C II 1334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C II 1036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table:style-name="ce1" office:value-type="string" calcext:value-type="string">
            <text:p>C II</text:p>
          </table:table-cell>
          <table:table-cell table:style-name="ce1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.36" calcext:value-type="float">
            <text:p>13.36</text:p>
          </table:table-cell>
          <table:table-cell table:style-name="ce1" office:value-type="float" office:value="0.067" calcext:value-type="float">
            <text:p>0.067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C III 977 <text:s/>"</text:p>
          </table:table-cell>
          <table:table-cell office:value-type="float" office:value="365.321" calcext:value-type="float">
            <text:p>365.321</text:p>
          </table:table-cell>
          <table:table-cell office:value-type="float" office:value="9.33405" calcext:value-type="float">
            <text:p>9.33405</text:p>
          </table:table-cell>
          <table:table-cell table:number-columns-repeated="2"/>
          <table:table-cell office:value-type="float" office:value="14.14" calcext:value-type="float">
            <text:p>14.1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"[-100,100]"</text:p>
          </table:table-cell>
          <table:table-cell office:value-type="string" calcext:value-type="string">
            <text:p>saturated</text:p>
          </table:table-cell>
        </table:table-row>
        <table:table-row table:style-name="ro1">
          <table:table-cell table:style-name="ce1" office:value-type="string" calcext:value-type="string">
            <text:p>C III</text:p>
          </table:table-cell>
          <table:table-cell table:style-name="ce1" table:number-columns-repeated="2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.32" calcext:value-type="float">
            <text:p>14.32</text:p>
          </table:table-cell>
          <table:table-cell table:style-name="ce1" office:value-type="float" office:value="0.09" calcext:value-type="float">
            <text:p>0.09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C IV 1548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C IV 1550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N II 1083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N II 915 <text:s text:c="2"/>"</text:p>
          </table:table-cell>
          <table:table-cell table:number-columns-repeated="2" office:value-type="string" calcext:value-type="string">
            <text:p>&lt; 23.7264</text:p>
          </table:table-cell>
          <table:table-cell table:number-columns-repeated="2"/>
          <table:table-cell table:number-columns-repeated="2" office:value-type="string" calcext:value-type="string">
            <text:p>&lt; 13.34</text:p>
          </table:table-cell>
          <table:table-cell office:value-type="string" calcext:value-type="string">
            <text:p>"[-20,20]"</text:p>
          </table:table-cell>
          <table:table-cell office:value-type="string" calcext:value-type="string">
            <text:p>non detection</text:p>
          </table:table-cell>
        </table:table-row>
        <table:table-row table:style-name="ro1">
          <table:table-cell office:value-type="string" calcext:value-type="string">
            <text:p>"N III 989 <text:s/>"</text:p>
          </table:table-cell>
          <table:table-cell office:value-type="float" office:value="34.7429" calcext:value-type="float">
            <text:p>34.7429</text:p>
          </table:table-cell>
          <table:table-cell office:value-type="float" office:value="9.36035" calcext:value-type="float">
            <text:p>9.36035</text:p>
          </table:table-cell>
          <table:table-cell table:number-columns-repeated="2"/>
          <table:table-cell office:value-type="float" office:value="13.63" calcext:value-type="float">
            <text:p>13.6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"[-50,50]"</text:p>
          </table:table-cell>
          <table:table-cell/>
        </table:table-row>
        <table:table-row table:style-name="ro1">
          <table:table-cell office:value-type="string" calcext:value-type="string">
            <text:p>"N III 685 <text:s/>"</text:p>
          </table:table-cell>
          <table:table-cell office:value-type="float" office:value="31.188" calcext:value-type="float">
            <text:p>31.188</text:p>
          </table:table-cell>
          <table:table-cell office:value-type="float" office:value="7.21122" calcext:value-type="float">
            <text:p>7.21122</text:p>
          </table:table-cell>
          <table:table-cell table:number-columns-repeated="2"/>
          <table:table-cell office:value-type="float" office:value="13.49" calcext:value-type="float">
            <text:p>13.4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"[-100,100]"</text:p>
          </table:table-cell>
          <table:table-cell/>
        </table:table-row>
        <table:table-row table:style-name="ro1">
          <table:table-cell office:value-type="string" calcext:value-type="string">
            <text:p>"N III 684 <text:s/>"</text:p>
          </table:table-cell>
          <table:table-cell table:number-columns-repeated="2" office:value-type="string" calcext:value-type="string">
            <text:p>&lt; 19.2162</text:p>
          </table:table-cell>
          <table:table-cell table:number-columns-repeated="2"/>
          <table:table-cell table:number-columns-repeated="2" office:value-type="string" calcext:value-type="string">
            <text:p>&lt; 13.53</text:p>
          </table:table-cell>
          <table:table-cell office:value-type="string" calcext:value-type="string">
            <text:p>"[-50,100]"</text:p>
          </table:table-cell>
          <table:table-cell office:value-type="string" calcext:value-type="string">
            <text:p>non detection</text:p>
          </table:table-cell>
        </table:table-row>
        <table:table-row table:style-name="ro1">
          <table:table-cell table:style-name="ce1" office:value-type="string" calcext:value-type="string">
            <text:p>N III </text:p>
          </table:table-cell>
          <table:table-cell table:style-name="ce1" table:number-columns-repeated="2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.54" calcext:value-type="float">
            <text:p>13.54</text:p>
          </table:table-cell>
          <table:table-cell table:style-name="ce1" office:value-type="float" office:value="0.071" calcext:value-type="float">
            <text:p>0.071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N IV 765 <text:s text:c="2"/>"</text:p>
          </table:table-cell>
          <table:table-cell office:value-type="float" office:value="74.4151" calcext:value-type="float">
            <text:p>74.4151</text:p>
          </table:table-cell>
          <table:table-cell office:value-type="float" office:value="6.37308" calcext:value-type="float">
            <text:p>6.37308</text:p>
          </table:table-cell>
          <table:table-cell table:number-columns-repeated="2"/>
          <table:table-cell office:value-type="float" office:value="13.42" calcext:value-type="float">
            <text:p>13.4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"[-75,75]"</text:p>
          </table:table-cell>
          <table:table-cell/>
        </table:table-row>
        <table:table-row table:style-name="ro1">
          <table:table-cell table:style-name="ce1" office:value-type="string" calcext:value-type="string">
            <text:p>N IV</text:p>
          </table:table-cell>
          <table:table-cell table:style-name="ce1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.45" calcext:value-type="float">
            <text:p>13.45</text:p>
          </table:table-cell>
          <table:table-cell table:style-name="ce1" office:value-type="float" office:value="0.06" calcext:value-type="float">
            <text:p>0.06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N V 1238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N V 1242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O II 834 <text:s text:c="2"/>"</text:p>
          </table:table-cell>
          <table:table-cell office:value-type="float" office:value="67.4076" calcext:value-type="float">
            <text:p>67.4076</text:p>
          </table:table-cell>
          <table:table-cell office:value-type="float" office:value="8.42671" calcext:value-type="float">
            <text:p>8.42671</text:p>
          </table:table-cell>
          <table:table-cell table:number-columns-repeated="2"/>
          <table:table-cell office:value-type="float" office:value="13.98" calcext:value-type="float">
            <text:p>13.9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"[-150,150]"</text:p>
          </table:table-cell>
          <table:table-cell/>
        </table:table-row>
        <table:table-row table:style-name="ro1">
          <table:table-cell table:style-name="ce1" office:value-type="string" calcext:value-type="string">
            <text:p>O II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99" calcext:value-type="float">
            <text:p>13.99</text:p>
          </table:table-cell>
          <table:table-cell table:style-name="ce1" office:value-type="float" office:value="0.046" calcext:value-type="float">
            <text:p>0.046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O III 702 <text:s/>"</text:p>
          </table:table-cell>
          <table:table-cell office:value-type="float" office:value="219.347" calcext:value-type="float">
            <text:p>219.347</text:p>
          </table:table-cell>
          <table:table-cell office:value-type="float" office:value="6.67381" calcext:value-type="float">
            <text:p>6.67381</text:p>
          </table:table-cell>
          <table:table-cell table:number-columns-repeated="2"/>
          <table:table-cell office:value-type="float" office:value="14.83" calcext:value-type="float">
            <text:p>14.8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"[-70,150]"</text:p>
          </table:table-cell>
          <table:table-cell office:value-type="string" calcext:value-type="string">
            <text:p>contaminated</text:p>
          </table:table-cell>
        </table:table-row>
        <table:table-row table:style-name="ro1">
          <table:table-cell office:value-type="string" calcext:value-type="string">
            <text:p>"O III 832 <text:s/>"</text:p>
          </table:table-cell>
          <table:table-cell office:value-type="float" office:value="371.187" calcext:value-type="float">
            <text:p>371.187</text:p>
          </table:table-cell>
          <table:table-cell office:value-type="float" office:value="9.73216" calcext:value-type="float">
            <text:p>9.73216</text:p>
          </table:table-cell>
          <table:table-cell table:number-columns-repeated="2"/>
          <table:table-cell office:value-type="float" office:value="14.96" calcext:value-type="float">
            <text:p>14.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"[-250,250]"</text:p>
          </table:table-cell>
          <table:table-cell office:value-type="string" calcext:value-type="string">
            <text:p>contaminated</text:p>
          </table:table-cell>
        </table:table-row>
        <table:table-row table:style-name="ro1">
          <table:table-cell table:style-name="ce1" office:value-type="string" calcext:value-type="string">
            <text:p>O III 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0.024" calcext:value-type="float">
            <text:p>0.024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O IV 554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O IV 553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O IV 608 <text:s text:c="2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O IV 787 <text:s text:c="2"/>"</text:p>
          </table:table-cell>
          <table:table-cell office:value-type="float" office:value="280.769" calcext:value-type="float">
            <text:p>280.769</text:p>
          </table:table-cell>
          <table:table-cell office:value-type="float" office:value="5.73197" calcext:value-type="float">
            <text:p>5.73197</text:p>
          </table:table-cell>
          <table:table-cell table:number-columns-repeated="2"/>
          <table:table-cell office:value-type="float" office:value="14.93" calcext:value-type="float">
            <text:p>14.9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"[-100,100]"</text:p>
          </table:table-cell>
          <table:table-cell/>
        </table:table-row>
        <table:table-row table:style-name="ro1">
          <table:table-cell table:style-name="ce1" office:value-type="string" calcext:value-type="string">
            <text:p>O IV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.97" calcext:value-type="float">
            <text:p>14.97</text:p>
          </table:table-cell>
          <table:table-cell table:style-name="ce1" office:value-type="float" office:value="0.03" calcext:value-type="float">
            <text:p>0.03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O V 629 <text:s text:c="3"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O VI 1031 <text:s/>"</text:p>
          </table:table-cell>
          <table:table-cell office:value-type="float" office:value="152.72" calcext:value-type="float">
            <text:p>152.72</text:p>
          </table:table-cell>
          <table:table-cell office:value-type="float" office:value="36.4594" calcext:value-type="float">
            <text:p>36.4594</text:p>
          </table:table-cell>
          <table:table-cell table:number-columns-repeated="2"/>
          <table:table-cell office:value-type="float" office:value="14.29" calcext:value-type="float">
            <text:p>14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"[-100,100]"</text:p>
          </table:table-cell>
          <table:table-cell/>
        </table:table-row>
        <table:table-row table:style-name="ro1">
          <table:table-cell office:value-type="string" calcext:value-type="string">
            <text:p>"O VI 1037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table:style-name="ce1" office:value-type="string" calcext:value-type="string">
            <text:p>O VI</text:p>
          </table:table-cell>
          <table:table-cell table:style-name="ce1"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08" calcext:value-type="float">
            <text:p>14.08</text:p>
          </table:table-cell>
          <table:table-cell table:style-name="ce1" office:value-type="float" office:value="0.12" calcext:value-type="float">
            <text:p>0.12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Mg II 1240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Mg II 1239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1526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1304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1260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1193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1190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I 989 <text:s/>"</text:p>
          </table:table-cell>
          <table:table-cell office:value-type="float" office:value="40.4827" calcext:value-type="float">
            <text:p>40.4827</text:p>
          </table:table-cell>
          <table:table-cell office:value-type="float" office:value="13.3082" calcext:value-type="float">
            <text:p>13.3082</text:p>
          </table:table-cell>
          <table:table-cell table:number-columns-repeated="2"/>
          <table:table-cell office:value-type="float" office:value="13.51" calcext:value-type="float">
            <text:p>13.5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"[-100,100]"</text:p>
          </table:table-cell>
          <table:table-cell/>
        </table:table-row>
        <table:table-row table:style-name="ro1">
          <table:table-cell table:style-name="ce1" office:value-type="string" calcext:value-type="string">
            <text:p>Si II</text:p>
          </table:table-cell>
          <table:table-cell table:style-name="ce1"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.44" calcext:value-type="float">
            <text:p>13.44</text:p>
          </table:table-cell>
          <table:table-cell table:style-name="ce1" office:value-type="float" office:value="0.12" calcext:value-type="float">
            <text:p>0.12</text:p>
          </table:table-cell>
          <table:table-cell/>
          <table:table-cell office:value-type="string" calcext:value-type="string">
            <text:p>VPFIT</text:p>
          </table:table-cell>
        </table:table-row>
        <table:table-row table:style-name="ro1">
          <table:table-cell office:value-type="string" calcext:value-type="string">
            <text:p>"Si III 1206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V 1393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i IV 1402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I 1259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I 1253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I 1250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II 1190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II 1012 "</text:p>
          </table:table-cell>
          <table:table-cell table:number-columns-repeated="2" office:value-type="string" calcext:value-type="string">
            <text:p>&lt; 49.0543</text:p>
          </table:table-cell>
          <table:table-cell table:number-columns-repeated="2"/>
          <table:table-cell table:number-columns-repeated="2" office:value-type="string" calcext:value-type="string">
            <text:p>&lt; 14.18</text:p>
          </table:table-cell>
          <table:table-cell office:value-type="string" calcext:value-type="string">
            <text:p>"[-100,100]"</text:p>
          </table:table-cell>
          <table:table-cell office:value-type="string" calcext:value-type="string">
            <text:p>non detection</text:p>
          </table:table-cell>
        </table:table-row>
        <table:table-row table:style-name="ro1">
          <table:table-cell office:value-type="string" calcext:value-type="string">
            <text:p>"S IV 1062 <text:s/>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S IV 748 <text:s text:c="2"/>"</text:p>
          </table:table-cell>
          <table:table-cell office:value-type="float" office:value="0" calcext:value-type="float">
            <text:p>0</text:p>
          </table:table-cell>
          <table:table-cell office:value-type="float" office:value="53.0594" calcext:value-type="float">
            <text:p>53.05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"[-100,100]"</text:p>
          </table:table-cell>
          <table:table-cell office:value-type="string" calcext:value-type="string">
            <text:p>contaminated</text:p>
          </table:table-cell>
        </table:table-row>
        <table:table-row table:style-name="ro1">
          <table:table-cell office:value-type="string" calcext:value-type="string">
            <text:p>"S V 786 <text:s text:c="3"/>"</text:p>
          </table:table-cell>
          <table:table-cell office:value-type="float" office:value="49.7864" calcext:value-type="float">
            <text:p>49.7864</text:p>
          </table:table-cell>
          <table:table-cell office:value-type="float" office:value="7.14095" calcext:value-type="float">
            <text:p>7.14095</text:p>
          </table:table-cell>
          <table:table-cell table:number-columns-repeated="2"/>
          <table:table-cell office:value-type="float" office:value="12.85" calcext:value-type="float">
            <text:p>12.8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"[-100,100]"</text:p>
          </table:table-cell>
          <table:table-cell/>
        </table:table-row>
        <table:table-row table:style-name="ro1">
          <table:table-cell office:value-type="string" calcext:value-type="string">
            <text:p>"S VI 944 <text:s text:c="2"/>"</text:p>
          </table:table-cell>
          <table:table-cell table:number-columns-repeated="2" office:value-type="string" calcext:value-type="string">
            <text:p>&lt; 34.8249</text:p>
          </table:table-cell>
          <table:table-cell table:number-columns-repeated="2"/>
          <table:table-cell table:number-columns-repeated="2" office:value-type="string" calcext:value-type="string">
            <text:p>&lt; 13.31</text:p>
          </table:table-cell>
          <table:table-cell office:value-type="string" calcext:value-type="string">
            <text:p>"[-100,100]"</text:p>
          </table:table-cell>
          <table:table-cell office:value-type="string" calcext:value-type="string">
            <text:p>non detection</text:p>
          </table:table-cell>
        </table:table-row>
        <table:table-row table:style-name="ro1">
          <table:table-cell office:value-type="string" calcext:value-type="string">
            <text:p>"S VI 933 <text:s text:c="2"/>"</text:p>
          </table:table-cell>
          <table:table-cell table:number-columns-repeated="2" office:value-type="string" calcext:value-type="string">
            <text:p>&lt; 47.2634</text:p>
          </table:table-cell>
          <table:table-cell table:number-columns-repeated="2"/>
          <table:table-cell table:number-columns-repeated="2" office:value-type="string" calcext:value-type="string">
            <text:p>&lt; 13.14</text:p>
          </table:table-cell>
          <table:table-cell office:value-type="string" calcext:value-type="string">
            <text:p>"[-100,100]"</text:p>
          </table:table-cell>
          <table:table-cell office:value-type="string" calcext:value-type="string">
            <text:p>non detection</text:p>
          </table:table-cell>
        </table:table-row>
        <table:table-row table:style-name="ro1">
          <table:table-cell office:value-type="string" calcext:value-type="string">
            <text:p>"Fe II 1608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Fe II 1144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Fe II 1096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Fe II 1083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Fe II 1081 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"Fe III 1122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out of range</text:p>
          </table:table-cell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0:20:26.450327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00:11:55.284676931</dc:date>
    <meta:editing-duration>P1DT20H51M55S</meta:editing-duration>
    <meta:editing-cycles>14</meta:editing-cycles>
    <meta:generator>LibreOffice/5.1.6.2$Linux_X86_64 LibreOffice_project/10m0$Build-2</meta:generator>
    <meta:document-statistic meta:table-count="1" meta:cell-count="583" meta:object-count="0"/>
  </office:meta>
</office:document-meta>
</file>